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4"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5"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3d5c58"/>
    </style:style>
    <style:style style:name="P55" style:family="paragraph" style:parent-style-name="Text_20_body">
      <style:paragraph-properties fo:text-align="start" style:justify-single-word="false"/>
      <style:text-properties officeooo:rsid="01397eb0" officeooo:paragraph-rsid="0140f54a"/>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Text_20_body">
      <style:paragraph-properties fo:text-align="start" style:justify-single-word="false"/>
      <style:text-properties officeooo:rsid="01512cfe" officeooo:paragraph-rsid="01512cfe"/>
    </style:style>
    <style:style style:name="P60" style:family="paragraph" style:parent-style-name="Text_20_body">
      <style:paragraph-properties fo:text-align="start" style:justify-single-word="false"/>
      <style:text-properties officeooo:rsid="0062b8a6" officeooo:paragraph-rsid="0062b8a6"/>
    </style:style>
    <style:style style:name="P61" style:family="paragraph" style:parent-style-name="Text_20_body">
      <style:paragraph-properties fo:text-align="start" style:justify-single-word="false"/>
      <style:text-properties style:text-position="0% 100%" officeooo:rsid="0156ea73" officeooo:paragraph-rsid="016f4451"/>
    </style:style>
    <style:style style:name="P62" style:family="paragraph" style:parent-style-name="Text_20_body">
      <style:paragraph-properties fo:text-align="start" style:justify-single-word="false"/>
      <style:text-properties style:text-position="0% 100%" officeooo:rsid="0156ea73" officeooo:paragraph-rsid="017cea89"/>
    </style:style>
    <style:style style:name="P63" style:family="paragraph" style:parent-style-name="Text_20_body">
      <style:paragraph-properties fo:text-align="start" style:justify-single-word="false"/>
      <style:text-properties style:text-position="0% 100%" officeooo:rsid="01572456" officeooo:paragraph-rsid="017f67a3"/>
    </style:style>
    <style:style style:name="P64" style:family="paragraph" style:parent-style-name="Text_20_body">
      <style:paragraph-properties fo:text-align="start" style:justify-single-word="false"/>
      <style:text-properties style:text-position="0% 100%" officeooo:rsid="017d0427" officeooo:paragraph-rsid="017d0427"/>
    </style:style>
    <style:style style:name="P65" style:family="paragraph" style:parent-style-name="Text_20_body">
      <style:paragraph-properties fo:text-align="start" style:justify-single-word="false"/>
      <style:text-properties style:text-position="0% 100%" officeooo:rsid="0182721c" officeooo:paragraph-rsid="0182721c"/>
    </style:style>
    <style:style style:name="P66" style:family="paragraph" style:parent-style-name="Text_20_body">
      <style:paragraph-properties fo:text-align="start" style:justify-single-word="false"/>
      <style:text-properties officeooo:rsid="0158cb99" officeooo:paragraph-rsid="0158cb99"/>
    </style:style>
    <style:style style:name="P67" style:family="paragraph" style:parent-style-name="Text_20_body">
      <style:paragraph-properties fo:text-align="start" style:justify-single-word="false"/>
      <style:text-properties officeooo:rsid="00eedea0" officeooo:paragraph-rsid="0165a5dd"/>
    </style:style>
    <style:style style:name="P68" style:family="paragraph" style:parent-style-name="Text_20_body">
      <style:paragraph-properties fo:text-align="start" style:justify-single-word="false"/>
      <style:text-properties officeooo:rsid="00aeea88" officeooo:paragraph-rsid="00aeea88"/>
    </style:style>
    <style:style style:name="P69" style:family="paragraph" style:parent-style-name="Text_20_body">
      <style:paragraph-properties fo:text-align="start" style:justify-single-word="false"/>
      <style:text-properties officeooo:rsid="0122cb3c" officeooo:paragraph-rsid="0122cb3c"/>
    </style:style>
    <style:style style:name="P70" style:family="paragraph" style:parent-style-name="Text_20_body">
      <style:paragraph-properties fo:text-align="start" style:justify-single-word="false"/>
      <style:text-properties officeooo:rsid="01895c3b" officeooo:paragraph-rsid="01895c3b"/>
    </style:style>
    <style:style style:name="P71" style:family="paragraph" style:parent-style-name="Text_20_body">
      <style:paragraph-properties fo:text-align="start" style:justify-single-word="false"/>
      <style:text-properties officeooo:rsid="018a0247" officeooo:paragraph-rsid="018a0247"/>
    </style:style>
    <style:style style:name="P72" style:family="paragraph" style:parent-style-name="Text_20_body">
      <style:paragraph-properties fo:text-align="start" style:justify-single-word="false"/>
      <style:text-properties officeooo:rsid="0067f35a" officeooo:paragraph-rsid="0067f35a"/>
    </style:style>
    <style:style style:name="P73" style:family="paragraph" style:parent-style-name="Text_20_body">
      <style:paragraph-properties fo:text-align="start" style:justify-single-word="false"/>
      <style:text-properties officeooo:rsid="018b5aa3" officeooo:paragraph-rsid="018b5aa3"/>
    </style:style>
    <style:style style:name="P74" style:family="paragraph" style:parent-style-name="Text_20_body">
      <style:paragraph-properties fo:text-align="start" style:justify-single-word="false"/>
      <style:text-properties officeooo:rsid="018d6da1" officeooo:paragraph-rsid="018d6da1"/>
    </style:style>
    <style:style style:name="P75" style:family="paragraph" style:parent-style-name="Text_20_body">
      <style:paragraph-properties fo:text-align="start" style:justify-single-word="false"/>
      <style:text-properties officeooo:rsid="0152a494"/>
    </style:style>
    <style:style style:name="P76" style:family="paragraph" style:parent-style-name="Text_20_body">
      <style:paragraph-properties fo:text-align="start" style:justify-single-word="false"/>
      <style:text-properties officeooo:rsid="019ae1cc" officeooo:paragraph-rsid="01a2b707"/>
    </style:style>
    <style:style style:name="P77" style:family="paragraph" style:parent-style-name="Text_20_body">
      <style:paragraph-properties fo:text-align="start" style:justify-single-word="false"/>
      <style:text-properties officeooo:rsid="0196eae4" officeooo:paragraph-rsid="01a40745"/>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paragraph-properties fo:text-align="start" style:justify-single-word="false"/>
      <style:text-properties officeooo:rsid="01d7ef5d" officeooo:paragraph-rsid="01df5c17"/>
    </style:style>
    <style:style style:name="P82" style:family="paragraph" style:parent-style-name="Text_20_body">
      <style:paragraph-properties fo:text-align="start" style:justify-single-word="false"/>
      <style:text-properties officeooo:rsid="01da944f" officeooo:paragraph-rsid="01df5c17"/>
    </style:style>
    <style:style style:name="P83" style:family="paragraph" style:parent-style-name="Text_20_body">
      <style:text-properties officeooo:rsid="01f89768" officeooo:paragraph-rsid="01f89768"/>
    </style:style>
    <style:style style:name="P84" style:family="paragraph" style:parent-style-name="Text_20_body">
      <style:text-properties officeooo:rsid="02013b4e" officeooo:paragraph-rsid="02013b4e"/>
    </style:style>
    <style:style style:name="P85" style:family="paragraph" style:parent-style-name="Text_20_body">
      <style:paragraph-properties fo:text-align="start" style:justify-single-word="false"/>
      <style:text-properties officeooo:rsid="02025bc0" officeooo:paragraph-rsid="02025bc0"/>
    </style:style>
    <style:style style:name="P86" style:family="paragraph" style:parent-style-name="Text_20_body">
      <style:text-properties officeooo:rsid="020ba268" officeooo:paragraph-rsid="020ba268"/>
    </style:style>
    <style:style style:name="P87" style:family="paragraph" style:parent-style-name="Standard">
      <style:paragraph-properties fo:text-align="start" style:justify-single-word="false"/>
    </style:style>
    <style:style style:name="P88" style:family="paragraph" style:parent-style-name="Standard">
      <style:paragraph-properties fo:text-align="start" style:justify-single-word="false"/>
      <style:text-properties officeooo:paragraph-rsid="01449569"/>
    </style:style>
    <style:style style:name="P89" style:family="paragraph" style:parent-style-name="Table_20_Contents">
      <style:paragraph-properties fo:text-align="start" style:justify-single-word="false"/>
      <style:text-properties officeooo:paragraph-rsid="002a4180"/>
    </style:style>
    <style:style style:name="P90" style:family="paragraph" style:parent-style-name="Title">
      <style:text-properties officeooo:rsid="0200d18a" officeooo:paragraph-rsid="0200d18a"/>
    </style:style>
    <style:style style:name="P91" style:family="paragraph" style:parent-style-name="Subtitle">
      <style:text-properties officeooo:rsid="02013b4e" officeooo:paragraph-rsid="02013b4e"/>
    </style:style>
    <style:style style:name="P92" style:family="paragraph" style:parent-style-name="Text_20_body" style:list-style-name="L1">
      <style:paragraph-properties fo:text-align="start" style:justify-single-word="false"/>
    </style:style>
    <style:style style:name="P93" style:family="paragraph" style:parent-style-name="Text_20_body" style:list-style-name="L1">
      <style:paragraph-properties fo:text-align="start" style:justify-single-word="false"/>
      <style:text-properties officeooo:paragraph-rsid="02073959"/>
    </style:style>
    <style:style style:name="P94" style:family="paragraph" style:parent-style-name="Text_20_body" style:list-style-name="L1">
      <style:paragraph-properties fo:text-align="start" style:justify-single-word="false"/>
      <style:text-properties officeooo:paragraph-rsid="00c9d92f"/>
    </style:style>
    <style:style style:name="P95" style:family="paragraph" style:parent-style-name="Text_20_body" style:list-style-name="L2">
      <style:paragraph-properties fo:text-align="start" style:justify-single-word="false"/>
    </style:style>
    <style:style style:name="P96" style:family="paragraph" style:parent-style-name="Text_20_body" style:list-style-name="L3">
      <style:paragraph-properties fo:text-align="start" style:justify-single-word="false"/>
      <style:text-properties officeooo:paragraph-rsid="0043508b"/>
    </style:style>
    <style:style style:name="P97" style:family="paragraph" style:parent-style-name="Text_20_body" style:list-style-name="L3">
      <style:paragraph-properties fo:text-align="start" style:justify-single-word="false"/>
      <style:text-properties officeooo:paragraph-rsid="004289af"/>
    </style:style>
    <style:style style:name="P98" style:family="paragraph" style:parent-style-name="Text_20_body" style:list-style-name="L7">
      <style:paragraph-properties fo:text-align="start" style:justify-single-word="false"/>
    </style:style>
    <style:style style:name="P99" style:family="paragraph" style:parent-style-name="Text_20_body" style:list-style-name="L11">
      <style:paragraph-properties fo:text-align="start" style:justify-single-word="false"/>
      <style:text-properties officeooo:paragraph-rsid="0183ae4a"/>
    </style:style>
    <style:style style:name="P100" style:family="paragraph" style:parent-style-name="Text_20_body" style:list-style-name="L15">
      <style:paragraph-properties fo:text-align="start" style:justify-single-word="false"/>
    </style:style>
    <style:style style:name="P101" style:family="paragraph" style:parent-style-name="Text_20_body" style:list-style-name="L4">
      <style:paragraph-properties fo:text-align="start" style:justify-single-word="false"/>
      <style:text-properties officeooo:rsid="00487cf1" officeooo:paragraph-rsid="00487cf1"/>
    </style:style>
    <style:style style:name="P102" style:family="paragraph" style:parent-style-name="Text_20_body" style:list-style-name="L5">
      <style:paragraph-properties fo:text-align="start" style:justify-single-word="false"/>
      <style:text-properties officeooo:rsid="004b3c1a" officeooo:paragraph-rsid="004b3c1a"/>
    </style:style>
    <style:style style:name="P103" style:family="paragraph" style:parent-style-name="Text_20_body" style:list-style-name="L5">
      <style:paragraph-properties fo:text-align="start" style:justify-single-word="false"/>
      <style:text-properties officeooo:rsid="004df307" officeooo:paragraph-rsid="004df307"/>
    </style:style>
    <style:style style:name="P104" style:family="paragraph" style:parent-style-name="Text_20_body" style:list-style-name="L6"/>
    <style:style style:name="P105" style:family="paragraph" style:parent-style-name="Text_20_body" style:list-style-name="L6">
      <style:text-properties officeooo:paragraph-rsid="000fc9db"/>
    </style:style>
    <style:style style:name="P106" style:family="paragraph" style:parent-style-name="Text_20_body" style:list-style-name="L8">
      <style:paragraph-properties fo:text-align="start" style:justify-single-word="false"/>
      <style:text-properties officeooo:rsid="010d8c95" officeooo:paragraph-rsid="010d8c95"/>
    </style:style>
    <style:style style:name="P107" style:family="paragraph" style:parent-style-name="Text_20_body" style:list-style-name="L9">
      <style:paragraph-properties fo:text-align="start" style:justify-single-word="false"/>
      <style:text-properties officeooo:rsid="015b6a08" officeooo:paragraph-rsid="015b6a08"/>
    </style:style>
    <style:style style:name="P108" style:family="paragraph" style:parent-style-name="Text_20_body" style:list-style-name="L9">
      <style:paragraph-properties fo:text-align="start" style:justify-single-word="false"/>
      <style:text-properties style:text-position="0% 100%" officeooo:rsid="015c0fb1" officeooo:paragraph-rsid="015c0fb1"/>
    </style:style>
    <style:style style:name="P109" style:family="paragraph" style:parent-style-name="Text_20_body" style:list-style-name="L9">
      <style:paragraph-properties fo:text-align="start" style:justify-single-word="false"/>
      <style:text-properties style:text-position="0% 100%" officeooo:rsid="015fcbaa" officeooo:paragraph-rsid="015fcbaa"/>
    </style:style>
    <style:style style:name="P110" style:family="paragraph" style:parent-style-name="Text_20_body" style:list-style-name="L10">
      <style:paragraph-properties fo:text-align="start" style:justify-single-word="false"/>
      <style:text-properties style:text-position="0% 100%" officeooo:rsid="0156ea73" officeooo:paragraph-rsid="0156ea73"/>
    </style:style>
    <style:style style:name="P111" style:family="paragraph" style:parent-style-name="Text_20_body" style:list-style-name="L10">
      <style:paragraph-properties fo:text-align="start" style:justify-single-word="false"/>
      <style:text-properties style:text-position="0% 100%" officeooo:rsid="01572456" officeooo:paragraph-rsid="01572456"/>
    </style:style>
    <style:style style:name="P112" style:family="paragraph" style:parent-style-name="Text_20_body" style:list-style-name="L10">
      <style:paragraph-properties fo:text-align="start" style:justify-single-word="false"/>
      <style:text-properties style:text-position="0% 100%" officeooo:rsid="01572456" officeooo:paragraph-rsid="016cbe95"/>
    </style:style>
    <style:style style:name="P113" style:family="paragraph" style:parent-style-name="Text_20_body" style:list-style-name="L10">
      <style:paragraph-properties fo:text-align="start" style:justify-single-word="false"/>
      <style:text-properties style:text-position="0% 100%" officeooo:rsid="01572456" officeooo:paragraph-rsid="01576b75"/>
    </style:style>
    <style:style style:name="P114" style:family="paragraph" style:parent-style-name="Text_20_body" style:list-style-name="L12">
      <style:paragraph-properties fo:text-align="start" style:justify-single-word="false"/>
      <style:text-properties style:text-position="0% 100%" officeooo:rsid="01572456" officeooo:paragraph-rsid="017f67a3"/>
    </style:style>
    <style:style style:name="P115" style:family="paragraph" style:parent-style-name="Text_20_body" style:list-style-name="L12">
      <style:paragraph-properties fo:text-align="start" style:justify-single-word="false"/>
      <style:text-properties style:text-position="0% 100%" officeooo:rsid="017d0427" officeooo:paragraph-rsid="017d0427"/>
    </style:style>
    <style:style style:name="P116" style:family="paragraph" style:parent-style-name="Text_20_body" style:list-style-name="L9">
      <style:paragraph-properties fo:text-align="start" style:justify-single-word="false"/>
      <style:text-properties officeooo:rsid="015ca488" officeooo:paragraph-rsid="015ca488"/>
    </style:style>
    <style:style style:name="P117" style:family="paragraph" style:parent-style-name="Text_20_body" style:list-style-name="L9">
      <style:paragraph-properties fo:text-align="start" style:justify-single-word="false"/>
      <style:text-properties officeooo:rsid="015dedb1" officeooo:paragraph-rsid="015dedb1"/>
    </style:style>
    <style:style style:name="P118" style:family="paragraph" style:parent-style-name="Text_20_body" style:list-style-name="L9">
      <style:paragraph-properties fo:text-align="start" style:justify-single-word="false"/>
      <style:text-properties officeooo:rsid="015fcbaa" officeooo:paragraph-rsid="015fcbaa"/>
    </style:style>
    <style:style style:name="P119" style:family="paragraph" style:parent-style-name="Text_20_body" style:list-style-name="L9">
      <style:paragraph-properties fo:text-align="start" style:justify-single-word="false"/>
      <style:text-properties officeooo:rsid="01606274" officeooo:paragraph-rsid="01687abe"/>
    </style:style>
    <style:style style:name="P120" style:family="paragraph" style:parent-style-name="Text_20_body" style:list-style-name="">
      <style:text-properties officeooo:rsid="02114a48" officeooo:paragraph-rsid="02114a48"/>
    </style:style>
    <style:style style:name="P121" style:family="paragraph" style:parent-style-name="Text_20_body" style:list-style-name="L13">
      <style:text-properties officeooo:rsid="01fa3f9f" officeooo:paragraph-rsid="01fa3f9f"/>
    </style:style>
    <style:style style:name="P122" style:family="paragraph" style:parent-style-name="Text_20_body" style:list-style-name="L13">
      <style:text-properties officeooo:rsid="01f9394f" officeooo:paragraph-rsid="01f9394f"/>
    </style:style>
    <style:style style:name="P123" style:family="paragraph" style:parent-style-name="Text_20_body" style:list-style-name="L13">
      <style:text-properties officeooo:rsid="01f971fd" officeooo:paragraph-rsid="01f971fd"/>
    </style:style>
    <style:style style:name="P124" style:family="paragraph" style:parent-style-name="Text_20_body" style:list-style-name="L13">
      <style:text-properties officeooo:rsid="01fcbc10" officeooo:paragraph-rsid="01fcbc10"/>
    </style:style>
    <style:style style:name="P125" style:family="paragraph" style:parent-style-name="Text_20_body" style:list-style-name="L13">
      <style:text-properties officeooo:rsid="01f89768" officeooo:paragraph-rsid="01f89768"/>
    </style:style>
    <style:style style:name="P126" style:family="paragraph" style:parent-style-name="Text_20_body" style:list-style-name="L13">
      <style:text-properties officeooo:rsid="01fa64e9" officeooo:paragraph-rsid="01fa64e9"/>
    </style:style>
    <style:style style:name="P127" style:family="paragraph" style:parent-style-name="Text_20_body" style:list-style-name="L14"/>
    <style:style style:name="P128" style:family="paragraph" style:parent-style-name="Text_20_body" style:list-style-name="L16">
      <style:paragraph-properties fo:text-align="start" style:justify-single-word="false"/>
      <style:text-properties officeooo:rsid="00810387" officeooo:paragraph-rsid="00810387"/>
    </style:style>
    <style:style style:name="P129" style:family="paragraph" style:parent-style-name="Text_20_body" style:list-style-name="L16">
      <style:paragraph-properties fo:text-align="start" style:justify-single-word="false"/>
      <style:text-properties officeooo:rsid="0082d089" officeooo:paragraph-rsid="0082d089"/>
    </style:style>
    <style:style style:name="P130" style:family="paragraph" style:parent-style-name="Text_20_body" style:list-style-name="L16">
      <style:paragraph-properties fo:text-align="start" style:justify-single-word="false"/>
      <style:text-properties fo:font-style="normal" officeooo:rsid="0083254e" officeooo:paragraph-rsid="0083254e" style:font-style-asian="normal" style:font-style-complex="normal"/>
    </style:style>
    <style:style style:name="P131" style:family="paragraph" style:parent-style-name="Text_20_body" style:list-style-name="L17">
      <style:paragraph-properties fo:text-align="start" style:justify-single-word="false"/>
      <style:text-properties fo:font-style="normal" officeooo:rsid="0083254e" officeooo:paragraph-rsid="00887781" style:font-style-asian="normal" style:font-style-complex="normal"/>
    </style:style>
    <style:style style:name="P132" style:family="paragraph" style:parent-style-name="Text_20_body" style:list-style-name="L16">
      <style:paragraph-properties fo:text-align="start" style:justify-single-word="false"/>
      <style:text-properties officeooo:rsid="0083254e" officeooo:paragraph-rsid="0083254e"/>
    </style:style>
    <style:style style:name="P133" style:family="paragraph" style:parent-style-name="Text_20_body" style:list-style-name="L17">
      <style:paragraph-properties fo:text-align="start" style:justify-single-word="false"/>
      <style:text-properties officeooo:rsid="0083254e" officeooo:paragraph-rsid="00887781"/>
    </style:style>
    <style:style style:name="P134" style:family="paragraph" style:parent-style-name="Text_20_body" style:list-style-name="L16">
      <style:paragraph-properties fo:text-align="start" style:justify-single-word="false"/>
      <style:text-properties officeooo:rsid="0086892f" officeooo:paragraph-rsid="008b4d44"/>
    </style:style>
    <style:style style:name="P135" style:family="paragraph" style:parent-style-name="Text_20_body" style:list-style-name="L17">
      <style:paragraph-properties fo:text-align="start" style:justify-single-word="false"/>
      <style:text-properties officeooo:rsid="00887781" officeooo:paragraph-rsid="00887781"/>
    </style:style>
    <style:style style:name="P136" style:family="paragraph" style:parent-style-name="Text_20_body" style:list-style-name="L17">
      <style:paragraph-properties fo:text-align="start" style:justify-single-word="false"/>
      <style:text-properties officeooo:rsid="008e719e" officeooo:paragraph-rsid="008e719e"/>
    </style:style>
    <style:style style:name="P137" style:family="paragraph" style:parent-style-name="Text_20_body">
      <style:paragraph-properties fo:text-align="start" style:justify-single-word="false"/>
      <style:text-properties officeooo:rsid="00d1f63f" officeooo:paragraph-rsid="00d1f63f"/>
    </style:style>
    <style:style style:name="P138" style:family="paragraph" style:parent-style-name="Text_20_body">
      <style:text-properties officeooo:rsid="0215bd71" officeooo:paragraph-rsid="0215bd71"/>
    </style:style>
    <style:style style:name="P139" style:family="paragraph" style:parent-style-name="Text_20_body" style:list-style-name="L18">
      <style:text-properties officeooo:rsid="0216ad3d" officeooo:paragraph-rsid="0216ad3d"/>
    </style:style>
    <style:style style:name="P140" style:family="paragraph" style:parent-style-name="Text_20_body" style:list-style-name="L18">
      <style:text-properties officeooo:rsid="0217b315" officeooo:paragraph-rsid="0217b315"/>
    </style:style>
    <style:style style:name="P141" style:family="paragraph" style:parent-style-name="Text_20_body">
      <style:text-properties officeooo:rsid="0217b315" officeooo:paragraph-rsid="0217b315"/>
    </style:style>
    <style:style style:name="P142" style:family="paragraph" style:parent-style-name="Text_20_body">
      <style:paragraph-properties fo:text-align="start" style:justify-single-word="false"/>
      <style:text-properties officeooo:rsid="006a2413" officeooo:paragraph-rsid="006bf062"/>
    </style:style>
    <style:style style:name="P143" style:family="paragraph" style:parent-style-name="Text_20_body" style:list-style-name="L14">
      <style:paragraph-properties fo:margin-top="0in" fo:margin-bottom="0in" loext:contextual-spacing="false"/>
    </style:style>
    <style:style style:name="P144" style:family="paragraph" style:parent-style-name="Heading_20_1" style:list-style-nam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rsid="020ba268" officeooo:paragraph-rsid="020ba268"/>
    </style:style>
    <style:style style:name="P147" style:family="paragraph" style:parent-style-name="Heading_20_1" style:list-style-name="">
      <style:paragraph-properties fo:break-before="page"/>
      <style:text-properties officeooo:rsid="02114a48" officeooo:paragraph-rsid="02114a48"/>
    </style:style>
    <style:style style:name="P148" style:family="paragraph" style:parent-style-name="Heading_20_1">
      <style:paragraph-properties fo:break-before="page"/>
      <style:text-properties officeooo:rsid="01f69cb2" officeooo:paragraph-rsid="01f69cb2"/>
    </style:style>
    <style:style style:name="P149" style:family="paragraph" style:parent-style-name="Heading_20_1">
      <style:paragraph-properties fo:break-before="page"/>
      <style:text-properties officeooo:rsid="0214f204" officeooo:paragraph-rsid="0214f204"/>
    </style:style>
    <style:style style:name="P150" style:family="paragraph" style:parent-style-name="Contents_20_1">
      <style:paragraph-properties>
        <style:tab-stops>
          <style:tab-stop style:position="6.9252in" style:type="right" style:leader-style="dotted" style:leader-text="."/>
        </style:tab-stops>
      </style:paragraph-properties>
    </style:style>
    <style:style style:name="P151"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style:text-position="0% 100%" officeooo:rsid="0203a531"/>
    </style:style>
    <style:style style:name="T122" style:family="text">
      <style:text-properties officeooo:rsid="00ed8617"/>
    </style:style>
    <style:style style:name="T123" style:family="text">
      <style:text-properties officeooo:rsid="00f117f2"/>
    </style:style>
    <style:style style:name="T124" style:family="text">
      <style:text-properties officeooo:rsid="00f850ff"/>
    </style:style>
    <style:style style:name="T125" style:family="text">
      <style:text-properties officeooo:rsid="00fd881f"/>
    </style:style>
    <style:style style:name="T126" style:family="text">
      <style:text-properties officeooo:rsid="00fec457"/>
    </style:style>
    <style:style style:name="T127" style:family="text">
      <style:text-properties officeooo:rsid="010f6cb5"/>
    </style:style>
    <style:style style:name="T128" style:family="text">
      <style:text-properties officeooo:rsid="010fd54b"/>
    </style:style>
    <style:style style:name="T129" style:family="text">
      <style:text-properties officeooo:rsid="011057d1"/>
    </style:style>
    <style:style style:name="T130" style:family="text">
      <style:text-properties officeooo:rsid="01150d92"/>
    </style:style>
    <style:style style:name="T131" style:family="text">
      <style:text-properties officeooo:rsid="01151315"/>
    </style:style>
    <style:style style:name="T132" style:family="text">
      <style:text-properties officeooo:rsid="0116f373"/>
    </style:style>
    <style:style style:name="T133" style:family="text">
      <style:text-properties officeooo:rsid="011759b8"/>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fo:font-weight="normal" officeooo:rsid="01bd4532" style:font-weight-asian="normal" style:font-weight-complex="normal"/>
    </style:style>
    <style:style style:name="T181" style:family="text">
      <style:text-properties fo:font-weight="normal" officeooo:rsid="01c4e029" style:font-weight-asian="normal" style:font-weight-complex="normal"/>
    </style:style>
    <style:style style:name="T182" style:family="text">
      <style:text-properties officeooo:rsid="01a01b2e"/>
    </style:style>
    <style:style style:name="T183" style:family="text">
      <style:text-properties officeooo:rsid="01a10eae"/>
    </style:style>
    <style:style style:name="T184" style:family="text">
      <style:text-properties officeooo:rsid="01a2b707"/>
    </style:style>
    <style:style style:name="T185" style:family="text">
      <style:text-properties officeooo:rsid="01a3b396"/>
    </style:style>
    <style:style style:name="T186" style:family="text">
      <style:text-properties officeooo:rsid="01a53566"/>
    </style:style>
    <style:style style:name="T187" style:family="text">
      <style:text-properties officeooo:rsid="01a68812"/>
    </style:style>
    <style:style style:name="T188" style:family="text">
      <style:text-properties officeooo:rsid="01ab380a"/>
    </style:style>
    <style:style style:name="T189" style:family="text">
      <style:text-properties officeooo:rsid="01abda7d"/>
    </style:style>
    <style:style style:name="T190" style:family="text">
      <style:text-properties officeooo:rsid="01aec9f4"/>
    </style:style>
    <style:style style:name="T191" style:family="text">
      <style:text-properties officeooo:rsid="01b0bd14"/>
    </style:style>
    <style:style style:name="T192" style:family="text">
      <style:text-properties officeooo:rsid="01b223e1"/>
    </style:style>
    <style:style style:name="T193" style:family="text">
      <style:text-properties officeooo:rsid="01b27af5"/>
    </style:style>
    <style:style style:name="T194" style:family="text">
      <style:text-properties officeooo:rsid="01bb71dd"/>
    </style:style>
    <style:style style:name="T195" style:family="text">
      <style:text-properties officeooo:rsid="01c0b668"/>
    </style:style>
    <style:style style:name="T196" style:family="text">
      <style:text-properties officeooo:rsid="01c34726"/>
    </style:style>
    <style:style style:name="T197" style:family="text">
      <style:text-properties officeooo:rsid="01c7f875"/>
    </style:style>
    <style:style style:name="T198" style:family="text">
      <style:text-properties officeooo:rsid="01d3ee2b"/>
    </style:style>
    <style:style style:name="T199" style:family="text">
      <style:text-properties officeooo:rsid="01da944f"/>
    </style:style>
    <style:style style:name="T200" style:family="text">
      <style:text-properties officeooo:rsid="01e94ba1"/>
    </style:style>
    <style:style style:name="T201" style:family="text">
      <style:text-properties officeooo:rsid="01ea159a"/>
    </style:style>
    <style:style style:name="T202" style:family="text">
      <style:text-properties officeooo:rsid="01fae3d6"/>
    </style:style>
    <style:style style:name="T203" style:family="text">
      <style:text-properties officeooo:rsid="01fd7e13"/>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14a4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0">Spot-On</text:p>
      <text:p text:style-name="P91">Echo Communications Software</text:p>
      <text:p text:style-name="P8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1"><text:a xlink:type="simple" xlink:href="#__RefHeading__697_1754408385" text:style-name="Index_20_Link" text:visited-style-name="Index_20_Link">Introduction<text:tab/>3</text:a></text:p>
          <text:p text:style-name="P150"><text:a xlink:type="simple" xlink:href="#__RefHeading__804_1754408385" text:style-name="Index_20_Link" text:visited-style-name="Index_20_Link">Accounts<text:tab/>4</text:a></text:p>
          <text:p text:style-name="P150"><text:a xlink:type="simple" xlink:href="#__RefHeading__807_1754408385" text:style-name="Index_20_Link" text:visited-style-name="Index_20_Link">Adaptive Echo<text:tab/>5</text:a></text:p>
          <text:p text:style-name="P150"><text:a xlink:type="simple" xlink:href="#__RefHeading__186_1525007520" text:style-name="Index_20_Link" text:visited-style-name="Index_20_Link">Block Cipher Modes of Operation<text:tab/>6</text:a></text:p>
          <text:p text:style-name="P150"><text:a xlink:type="simple" xlink:href="#__RefHeading___Toc1165_1635037974" text:style-name="Index_20_Link" text:visited-style-name="Index_20_Link">Capabilities Sharing<text:tab/>7</text:a></text:p>
          <text:p text:style-name="P150"><text:a xlink:type="simple" xlink:href="#__RefHeading___Toc2133_3263081630" text:style-name="Index_20_Link" text:visited-style-name="Index_20_Link">Cascading Encryption<text:tab/>8</text:a></text:p>
          <text:p text:style-name="P150"><text:a xlink:type="simple" xlink:href="#__RefHeading__810_1754408385" text:style-name="Index_20_Link" text:visited-style-name="Index_20_Link">Communication Methods<text:tab/>9</text:a></text:p>
          <text:p text:style-name="P150"><text:a xlink:type="simple" xlink:href="#__RefHeading__297_1157459078" text:style-name="Index_20_Link" text:visited-style-name="Index_20_Link">Communication Model<text:tab/>10</text:a></text:p>
          <text:p text:style-name="P150"><text:a xlink:type="simple" xlink:href="#__RefHeading___Toc1909_830128324" text:style-name="Index_20_Link" text:visited-style-name="Index_20_Link">Communication Sessions<text:tab/>11</text:a></text:p>
          <text:p text:style-name="P150"><text:a xlink:type="simple" xlink:href="#__RefHeading___Toc1856_112550698" text:style-name="Index_20_Link" text:visited-style-name="Index_20_Link">Compilation Process<text:tab/>12</text:a></text:p>
          <text:p text:style-name="P150"><text:a xlink:type="simple" xlink:href="#__RefHeading__283_2127962396" text:style-name="Index_20_Link" text:visited-style-name="Index_20_Link">Configuration Settings<text:tab/>13</text:a></text:p>
          <text:p text:style-name="P150"><text:a xlink:type="simple" xlink:href="#__RefHeading__813_1754408385" text:style-name="Index_20_Link" text:visited-style-name="Index_20_Link">Constant-Time Comparison Function<text:tab/>14</text:a></text:p>
          <text:p text:style-name="P150"><text:a xlink:type="simple" xlink:href="#__RefHeading___Toc2096_3978727884" text:style-name="Index_20_Link" text:visited-style-name="Index_20_Link">DTLS<text:tab/>15</text:a></text:p>
          <text:p text:style-name="P150"><text:a xlink:type="simple" xlink:href="#__RefHeading__816_1754408385" text:style-name="Index_20_Link" text:visited-style-name="Index_20_Link">Echo<text:tab/>16</text:a></text:p>
          <text:p text:style-name="P150"><text:a xlink:type="simple" xlink:href="#__RefHeading__651_817640049" text:style-name="Index_20_Link" text:visited-style-name="Index_20_Link">Echo Public Key Sharing<text:tab/>17</text:a></text:p>
          <text:p text:style-name="P150"><text:a xlink:type="simple" xlink:href="#__RefHeading__266_198272384" text:style-name="Index_20_Link" text:visited-style-name="Index_20_Link">Electronic Mail<text:tab/>18</text:a></text:p>
          <text:p text:style-name="P150"><text:a xlink:type="simple" xlink:href="#__RefHeading___Toc649_890794201" text:style-name="Index_20_Link" text:visited-style-name="Index_20_Link">Electronic Mail Forward Secrecy<text:tab/>19</text:a></text:p>
          <text:p text:style-name="P150"><text:a xlink:type="simple" xlink:href="#__RefHeading__819_1754408385" text:style-name="Index_20_Link" text:visited-style-name="Index_20_Link">Encrypted and Authenticated Containers<text:tab/>20</text:a></text:p>
          <text:p text:style-name="P150"><text:a xlink:type="simple" xlink:href="#__RefHeading__603_490309552" text:style-name="Index_20_Link" text:visited-style-name="Index_20_Link">File Encryption<text:tab/>21</text:a></text:p>
          <text:p text:style-name="P150"><text:a xlink:type="simple" xlink:href="#__RefHeading___Toc1120_495770474" text:style-name="Index_20_Link" text:visited-style-name="Index_20_Link">Fragmented StarBeams<text:tab/>22</text:a></text:p>
          <text:p text:style-name="P150"><text:a xlink:type="simple" xlink:href="#__RefHeading__822_1754408385" text:style-name="Index_20_Link" text:visited-style-name="Index_20_Link">Key Derivation<text:tab/>23</text:a></text:p>
          <text:p text:style-name="P150"><text:a xlink:type="simple" xlink:href="#__RefHeading__210_1274879713" text:style-name="Index_20_Link" text:visited-style-name="Index_20_Link">Hybrid System<text:tab/>24</text:a></text:p>
          <text:p text:style-name="P150"><text:a xlink:type="simple" xlink:href="#__RefHeading___Toc1332_384061765" text:style-name="Index_20_Link" text:visited-style-name="Index_20_Link">Local Private Application Interfaces<text:tab/>25</text:a></text:p>
          <text:p text:style-name="P150"><text:a xlink:type="simple" xlink:href="#__RefHeading___Toc1246_1817743241" text:style-name="Index_20_Link" text:visited-style-name="Index_20_Link">McEliece<text:tab/>26</text:a></text:p>
          <text:p text:style-name="P150"><text:a xlink:type="simple" xlink:href="#__RefHeading___Toc2111_2506952086" text:style-name="Index_20_Link" text:visited-style-name="Index_20_Link">Multicasting<text:tab/>28</text:a></text:p>
          <text:p text:style-name="P150"><text:a xlink:type="simple" xlink:href="#__RefHeading__299_1157459078" text:style-name="Index_20_Link" text:visited-style-name="Index_20_Link">Multiple Devices<text:tab/>29</text:a></text:p>
          <text:p text:style-name="P150"><text:a xlink:type="simple" xlink:href="#__RefHeading___Toc1195_307987230" text:style-name="Index_20_Link" text:visited-style-name="Index_20_Link">Non-Volatile Congestion Control Memory<text:tab/>30</text:a></text:p>
          <text:p text:style-name="P150"><text:a xlink:type="simple" xlink:href="#__RefHeading___Toc1209_1984784944" text:style-name="Index_20_Link" text:visited-style-name="Index_20_Link">NTL<text:tab/>31</text:a></text:p>
          <text:p text:style-name="P150"><text:a xlink:type="simple" xlink:href="#__RefHeading___Toc1036_18893826" text:style-name="Index_20_Link" text:visited-style-name="Index_20_Link">Pass-through Devices<text:tab/>32</text:a></text:p>
          <text:p text:style-name="P150"><text:a xlink:type="simple" xlink:href="#__RefHeading__253_527466761" text:style-name="Index_20_Link" text:visited-style-name="Index_20_Link">Poptastic<text:tab/>33</text:a></text:p>
          <text:p text:style-name="P150"><text:a xlink:type="simple" xlink:href="#__RefHeading___Toc2127_2097532776" text:style-name="Index_20_Link" text:visited-style-name="Index_20_Link">Problems<text:tab/>34</text:a></text:p>
          <text:p text:style-name="P150"><text:a xlink:type="simple" xlink:href="#__RefHeading__169_1115980955" text:style-name="Index_20_Link" text:visited-style-name="Index_20_Link">Public Key Infrastructure<text:tab/>35</text:a></text:p>
          <text:p text:style-name="P150"><text:a xlink:type="simple" xlink:href="#__RefHeading___Toc1516_1997043320" text:style-name="Index_20_Link" text:visited-style-name="Index_20_Link">Public Key Sharing<text:tab/>36</text:a></text:p>
          <text:p text:style-name="P150"><text:a xlink:type="simple" xlink:href="#__RefHeading___Toc1373_1503577792" text:style-name="Index_20_Link" text:visited-style-name="Index_20_Link">Secure Memory<text:tab/>37</text:a></text:p>
          <text:p text:style-name="P150"><text:a xlink:type="simple" xlink:href="#__RefHeading___Toc631_61244466" text:style-name="Index_20_Link" text:visited-style-name="Index_20_Link">Sessions<text:tab/>38</text:a></text:p>
          <text:p text:style-name="P150"><text:a xlink:type="simple" xlink:href="#__RefHeading__330_678579420" text:style-name="Index_20_Link" text:visited-style-name="Index_20_Link">Socialist Millionaire Protocol<text:tab/>39</text:a></text:p>
          <text:p text:style-name="P150"><text:a xlink:type="simple" xlink:href="#__RefHeading___Toc1097_1460767439" text:style-name="Index_20_Link" text:visited-style-name="Index_20_Link">Sources of Entropy<text:tab/>40</text:a></text:p>
          <text:p text:style-name="P150"><text:a xlink:type="simple" xlink:href="#__RefHeading___Toc2002_1921997545" text:style-name="Index_20_Link" text:visited-style-name="Index_20_Link">Surreptitious Forwarding<text:tab/>41</text:a></text:p>
          <text:p text:style-name="P150"><text:a xlink:type="simple" xlink:href="#__RefHeading__230_1536820662" text:style-name="Index_20_Link" text:visited-style-name="Index_20_Link">Two-Way Calling<text:tab/>42</text:a></text:p>
          <text:p text:style-name="P150"><text:a xlink:type="simple" xlink:href="#__RefHeading___Toc842_866388615" text:style-name="Index_20_Link" text:visited-style-name="Index_20_Link">Verifying Ownership of Public Keys<text:tab/>43</text:a></text:p>
          <text:p text:style-name="P150"><text:a xlink:type="simple" xlink:href="#__RefHeading___Toc839_866388615" text:style-name="Index_20_Link" text:visited-style-name="Index_20_Link">Wide Lanes<text:tab/>45</text:a></text:p>
          <text:p text:style-name="P150"><text:a xlink:type="simple" xlink:href="#__RefHeading___Toc748_390620771" text:style-name="Index_20_Link" text:visited-style-name="Index_20_Link">References<text:tab/>46</text:a></text:p>
        </text:index-body>
      </text:table-of-content>
      <text:h text:style-name="P144" text:outline-level="1"/>
      <text:h text:style-name="P145" text:outline-level="1"><text:bookmark-start text:name="__RefHeading__697_1754408385"/>Introduction<text:bookmark-end text:name="__RefHeading__697_1754408385"/></text:h>
      <text:p text:style-name="P88">Spot-On is <text:span text:style-name="T77">a dolphin-propelled science project.</text:span> The software is composed of two separate applications, a multi<text:span text:style-name="T207">tasking</text:span> kernel and a user interface. The two <text:span text:style-name="T137">applications</text:span> are written in C++ and require the Qt framework as well as an assortment of libraries. Qt versions 4.8.x and Qt 5.x are supported<text:span text:style-name="T59">. Spot-On</text:span> is available on FreeBSD, Linux, OS X, OS/2, and Windows. <text:span text:style-name="T150">In addition to supporting the x86 and x86-64 architectures, ARM, PowerPC, and SPARC are supported without any special provisions.</text:span></text:p>
      <text:p text:style-name="P88"/>
      <text:p text:style-name="P88">Please note that the Echo algorithm and its name are not derived from Ernest J. H. Chang's 1982 Echo Algorithms: Depth Parallel Operations on General Graphs paper.</text:p>
      <text:p text:style-name="P88"/>
      <text:p text:style-name="P88"><text:span text:style-name="T125">Software source is available at </text:span><text:a xlink:type="simple" xlink:href="https://github.com/textbrowser/spot-on" text:style-name="Internet_20_link" text:visited-style-name="Visited_20_Internet_20_Link"><text:span text:style-name="T125">https://github.com/textbrowser/spot-on</text:span></text:a><text:span text:style-name="T125">.</text:span></text:p>
      <text:p text:style-name="P87"/>
      <text:h text:style-name="P145"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8">Synchronized clocks are required. </text:span>The protocol is weakened if <text:span text:style-name="T194">trusted </text:span>SSL/TLS is neglected, however. Please see the paragraph at the end of this section for additional details regarding the weakness. The Accounts procedure is as follows:</text:p>
      <text:list xml:id="list874494352" text:style-name="L1">
        <text:list-item>
          <text:p text:style-name="P92">Binding endpoints are responsible for defining account information. During the account-creation process, an account may be designated for one-time use. Account names and account passwords each require at least 32 bytes of data.</text:p>
        </text:list-item>
        <text:list-item>
          <text:p text:style-name="P9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6">Please note that the peer may submit credentials without having received an authentication request. This is acceptable.</text:span></text:p>
        </text:list-item>
        <text:list-item>
          <text:p text:style-name="P9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7">Peers will ignore unsolicited authentication requests.</text:span></text:p>
        </text:list-item>
      </text:list>
      <text:p text:style-name="P2">Please note that the Accounts system <text:span text:style-name="T189">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77">The use of nonces and timestamps, in conjunction with congestion control and the retaining of distributed nonces, should prevent re-ordering, reflection, and replay attacks.</text:p>
      <text:p text:style-name="P75"/>
      <text:h text:style-name="P145"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052378851" text:style-name="L2">
        <text:list-item>
          <text:p text:style-name="P95">A binding endpoint defines an Adaptive Echo token. The information must be distributed securely.</text:p>
        </text:list-item>
        <text:list-item>
          <text:p text:style-name="P9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9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9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145"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5" text:outline-level="1"><text:bookmark-start text:name="__RefHeading___Toc1165_1635037974"/>Capabilities Sharing<text:bookmark-end text:name="__RefHeading___Toc1165_1635037974"/></text:h>
      <text:p text:style-name="P30">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3">so as</text:span> to <text:span text:style-name="T90">conform</text:span> to the client's preferences.</text:p>
      <text:p text:style-name="P30"/>
      <text:h text:style-name="P149" text:outline-level="1"><text:bookmark-start text:name="__RefHeading___Toc2133_3263081630"/>Cascading Encryption<text:bookmark-end text:name="__RefHeading___Toc2133_3263081630"/></text:h>
      <text:p text:style-name="P138">Spot-On implements multiple-encryption. <text:span text:style-name="T210">The general implementation is as follows:</text:span></text:p>
      <text:list xml:id="list3886175572" text:style-name="L18">
        <text:list-item>
          <text:p text:style-name="P139">Retrieve random authentication and encryption keys.</text:p>
        </text:list-item>
        <text:list-item>
          <text:p text:style-name="P139">If available, retrieve previously-established authentication and encryption keys. <text:span text:style-name="T212">The credentials in #1 are not compared with the credentials in #2.</text:span></text:p>
        </text:list-item>
        <text:list-item>
          <text:p text:style-name="P139">Generate a hybrid bundle: RSA(#1) || E(message) || <text:s/>HMAC<text:span text:style-name="T211">(RSA(#1 keys) || E(message)).</text:span></text:p>
        </text:list-item>
        <text:list-item>
          <text:p text:style-name="P140">Generate a bundle from the data in step #3 <text:span text:style-name="T212">using the keys from step #1</text:span>: AES(#3) || HMAC(AES(#3)).</text:p>
        </text:list-item>
        <text:list-item>
          <text:p text:style-name="P140">If SSL/TLS is available, funnel the bundle <text:span text:style-name="T212">from step </text:span>#4 through the SSL/TLS layer.</text:p>
        </text:list-item>
      </text:list>
      <text:p text:style-name="P141"/>
      <text:h text:style-name="P145"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text:span text:style-name="T208">and UDP-based unicast </text:span>communications, OpenSSL is supported. Spot-On distributes data with or without SSL/TLS. Please note that magnet distribution violates this principle and therefore requires SSL/TLS. In essence, the application is generally <text:span text:style-name="T62">transport</text:span>-neutral.</text:p>
      <text:p text:style-name="P85">Please note that <text:span text:style-name="T204">Bluetooth and </text:span>SCTP support require operating system support.</text:p>
      <text:p text:style-name="P2"/>
      <text:h text:style-name="P145" text:outline-level="1"><text:bookmark-start text:name="__RefHeading__297_1157459078"/>Communication Model<text:bookmark-end text:name="__RefHeading__297_1157459078"/></text:h>
      <text:p text:style-name="P31">Spot-On mostly assumes an asynchronous communication model. The Accounts, SMP, and Two-Way <text:span text:style-name="T190">C</text:span>alling systems require responses.</text:p>
      <text:p text:style-name="P31"/>
      <text:h text:style-name="P145" text:outline-level="1"><text:bookmark-start text:name="__RefHeading___Toc1909_830128324"/>Communication Sessions<text:bookmark-end text:name="__RefHeading___Toc1909_830128324"/></text:h>
      <text:p text:style-name="P74">This section describes some common <text:span text:style-name="T175">methods</text:span> which may be employed against <text:span text:style-name="T173">Spot-On in an attempt to destabilize the communications of two parties.</text:span></text:p>
      <text:p text:style-name="P78">Various attack <text:span text:style-name="T182">methods </text:span>include: <text:span text:style-name="T195">flood attack, re-ordering attack, </text:span>reflection attack, <text:span text:style-name="T196">and </text:span>replay attack.</text:p>
      <text:p text:style-name="P79">Public Spot-On devices are susceptible to flood attacks.</text:p>
      <text:p text:style-name="P76"><text:span text:style-name="T184">Save for </text:span><text:a xlink:type="simple" xlink:href="#__RefHeading___Toc1332_384061765" text:style-name="Index_20_Link" text:visited-style-name="Index_20_Link"><text:span text:style-name="T184">Local Private Application Interfaces</text:span></text:a><text:span text:style-name="T184">, </text:span>Spot-On does not guarantee orderly delivery of data and is therefore susceptible to <text:span text:style-name="T174">re-ordering</text:span><text:span text:style-name="T177">. However, </text:span><text:span text:style-name="T180">this attack method</text:span><text:span text:style-name="T177"> is not considered detrimental </text:span><text:span text:style-name="T181">as Spot-On is not orderly.</text:span><text:span text:style-name="T177"> </text:span><text:span text:style-name="T178">Some sub-systems such as Accounts and SMP </text:span><text:span text:style-name="T179">should be resistant to this particular attack.</text:span></text:p>
      <text:p text:style-name="P32">In a <text:span text:style-name="T174">reflection attack</text:span>, an adversary may capture a message sent from party A to party B and return the message to party A. <text:span text:style-name="T185">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5">In a <text:span text:style-name="T174">replay attack,</text:span> an adversary may replay a valid message. Discounting congestion control, the message may appear as if it was sent recently. A<text:span text:style-name="T197">ll </text:span>private-key portions of Spot-On <text:span text:style-name="T197">contain timestamps. Most public-key portions also contain timestamps, e-mail being an exception. Congestion control and timestamps should provide some resistance against replay attacks.</text:span></text:p>
      <text:p text:style-name="P34">Computing and memory resources are required to prevent the aforementioned attacks.</text:p>
      <text:p text:style-name="P33"/>
      <text:h text:style-name="P145" text:outline-level="1"><text:bookmark-start text:name="__RefHeading___Toc1856_112550698"/>Compilation Process<text:bookmark-end text:name="__RefHeading___Toc1856_112550698"/></text:h>
      <text:p text:style-name="P70">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0">One should then expect results similar to the following.</text:p>
      <text:p text:style-name="P70">date &amp;&amp; sha512sum ./Spot-On ./Spot-On-Kernel</text:p>
      <text:p text:style-name="P70">Fri Jan <text:s/>6 10:27:21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date &amp;&amp; sha512sum ./Spot-On ./Spot-On-Kernel</text:p>
      <text:p text:style-name="P70">Fri Jan <text:s/>6 10:28:47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Non-digest-reproducible builds will generate <text:span text:style-name="T172">distinct</text:span> results.</text:p>
      <text:p text:style-name="P71">date &amp;&amp; sha512sum ./Spot-On ./Spot-On-Kernel</text:p>
      <text:p text:style-name="P71">Fri Jan <text:s/>6 10:30:43 2017</text:p>
      <text:p text:style-name="P71">4ccc44773bd43086941dd26f02b82e2eca7972f768844a544d23c19fedf6ed407911a73af4493c546c9bf94ec60afd69c5e0a646e8f9378c75811f4b4d36ef9e <text:s/>./Spot-On</text:p>
      <text:p text:style-name="P71">90720de4702bd5df97ce1af6ec5fd8ec206b279fecff37200f5bad5849e4e1183131ef7492a3a94f45db648ea415184e1ab89da76e7ca9d493738de37e6a8bb5 <text:s/>./Spot-On-Kernel</text:p>
      <text:p text:style-name="P71">date &amp;&amp; sha512sum ./Spot-On ./Spot-On-Kernel</text:p>
      <text:p text:style-name="P71">Fri Jan <text:s/>6 10:32:10 2017</text:p>
      <text:p text:style-name="P71">ea6275a644d1cd589510907929d8133b9e4557abca8c19aa4523887d0efe2b084f24b80216e5b3c889d23d0071afbac1933b772bae5f7cdbb58bd383be4a4a8e <text:s/>./Spot-On</text:p>
      <text:p text:style-name="P71">51d59a7dccd39a34183eeb200e2658d3d77a24e4ca5facbb9ee95fb8f32dbb7434f2d354342c5d7fefd0104feeda45fad6a9fe33a81ee6cd5cf76619a44932e5 <text:s/>./Spot-On-Kernel</text:p>
      <text:h text:style-name="P145"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45"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46" text:outline-level="1"><text:bookmark-start text:name="__RefHeading___Toc2096_3978727884"/>DTLS<text:bookmark-end text:name="__RefHeading___Toc2096_3978727884"/></text:h>
      <text:p text:style-name="P86">Spot-On supports DTLS <text:span text:style-name="T209">over unicast. Qt version 5.12, or newer, is required.</text:span></text:p>
      <text:p text:style-name="P86"/>
      <text:h text:style-name="P145"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5"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1593165572" text:style-name="L3">
        <text:list-item>
          <text:p text:style-name="P96">A community is created. The community is defined by a pair of authentication and encryption keys. The keys are derived via the PBKDF2 function.</text:p>
        </text:list-item>
        <text:list-item>
          <text:p text:style-name="P9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5"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1">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45" text:outline-level="1"><text:bookmark-start text:name="__RefHeading___Toc649_890794201"/>Electronic Mail Forward Secrecy<text:bookmark-end text:name="__RefHeading___Toc649_890794201"/></text:h>
      <text:p text:style-name="P24">This section briefly describes a two-step <text:span text:style-name="T20">communication </text:span>process for establishing forward secrecy in Spot-On e-mail. <text:span text:style-name="T26">We assume a hybrid scheme with respect to public-key encryption.</text:span></text:p>
      <text:p text:style-name="P24">Assumptions:</text:p>
      <text:list xml:id="list2124172097" text:style-name="L4">
        <text:list-item>
          <text:p text:style-name="P101">Permanent public key pairs have been exchanged correctly.</text:p>
        </text:list-item>
        <text:list-item>
          <text:p text:style-name="P101">The <text:span text:style-name="T29">respective </text:span>kernel<text:span text:style-name="T28">s</text:span> remain active during the <text:span text:style-name="T23">exchange</text:span> window.</text:p>
        </text:list-item>
      </text:list>
      <text:p text:style-name="P36">Protocol:</text:p>
      <text:list xml:id="list3600581431" text:style-name="L5">
        <text:list-item>
          <text:p text:style-name="P102">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102"><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102">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102">B generates <text:span text:style-name="T30">private</text:span> authentication and encryption keys.</text:p>
        </text:list-item>
        <text:list-item>
          <text:p text:style-name="P102">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03"><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7">The <text:span text:style-name="T30">session </text:span>keys generated in the fourth step may remain in use until one of the parties decides to establish new <text:span text:style-name="T30">session </text:span>keys.</text:p>
      <text:p text:style-name="P38">Signatures are required over the Poptastic transport.</text:p>
      <text:p text:style-name="P38"/>
      <text:h text:style-name="P145"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2336613984" text:style-name="L6">
        <text:list-item>
          <text:p text:style-name="P105">If the size of the original data is less than the specified cipher's block size, the original data is re-sized such that its new size is identical to the cipher's block size. A zero-byte pad is applied.</text:p>
        </text:list-item>
        <text:list-item>
          <text:p text:style-name="P104">Append the size of the original data to the <text:span text:style-name="T74">potentially-padded</text:span> container.</text:p>
        </text:list-item>
        <text:list-item>
          <text:p text:style-name="P104">Encrypt the augmented data via the selected cipher and specified mode.</text:p>
        </text:list-item>
        <text:list-item>
          <text:p text:style-name="P104">Compute a keyed-hash of the encrypted container.</text:p>
        </text:list-item>
        <text:list-item>
          <text:p text:style-name="P104">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39"/>
      <text:h text:style-name="P145"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9">Byte 0: 0 – unsigned file, 1 – signed file</text:p>
          </table:table-cell>
          <table:table-cell table:style-name="Table1.A1" office:value-type="string">
            <text:p text:style-name="P89">Bytes 1 – 64: keyed hash or 64 bytes of zeros</text:p>
          </table:table-cell>
          <table:table-cell table:style-name="Table1.C1" office:value-type="string">
            <text:p text:style-name="P89">Bytes 65 – EOF: encrypted data</text:p>
          </table:table-cell>
        </table:table-row>
      </table:table>
      <text:p text:style-name="P7"/>
      <text:h text:style-name="P145" text:outline-level="1"><text:bookmark-start text:name="__RefHeading___Toc1120_495770474"/>Fragmented StarBeams<text:bookmark-end text:name="__RefHeading___Toc1120_495770474"/></text:h>
      <text:p text:style-name="P41"><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6">copies of </text:span>a particular pulse over each network connection.</text:p>
      <text:p text:style-name="P41"/>
      <text:h text:style-name="P145"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92556949" text:style-name="L7">
        <text:list-item>
          <text:p text:style-name="P98">Generate a cryptographic salt. The size of the salt is configurable.</text:p>
        </text:list-item>
        <text:list-item>
          <text:p text:style-name="P98">Derive a temporary key via the PBKDF2 function. The hash algorithm, iteration count, passphrase (question/answer), and salt are input parameters to the function. All of the aforementioned parameters are configurable.</text:p>
        </text:list-item>
        <text:list-item>
          <text:p text:style-name="P98">Using the temporary key from the previous step, derive a new key via the PBKDF2 function. The previous parameters are also used, however, the temporary key replaces the passphrase (question/answer).</text:p>
        </text:list-item>
        <text:list-item>
          <text:p text:style-name="P9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5"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45" text:outline-level="1"><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29">authenticated and encrypted </text:span>data through a Spot-On network. <text:span text:style-name="T139">Application-native cryptographic capabilities are not required. </text:span>A local listener, such as 127.0.0.1:4710, <text:span text:style-name="T127">should</text:span> be defined per application. Once defined, credentials may be prepared for the listener. Let’s review:</text:p>
      <text:list xml:id="list696510391" text:style-name="L8">
        <text:list-item>
          <text:p text:style-name="P106">Decide <text:span text:style-name="T128">on </text:span>the interface of the application. That is, Bluetooth, TCP, etc. <text:span text:style-name="T128">Does it require SSL/TLS?</text:span></text:p>
        </text:list-item>
        <text:list-item>
          <text:p text:style-name="P106">Create a local private listener, say 127.0.0.1:4710.</text:p>
        </text:list-item>
        <text:list-item>
          <text:p text:style-name="P106">Enable the pass-through setting on the listener.</text:p>
        </text:list-item>
        <text:list-item>
          <text:p text:style-name="P106">Prepare the pseudo-private credentials via a context menu.</text:p>
        </text:list-item>
        <text:list-item>
          <text:p text:style-name="P106">Distribute the credentials to your partners. Remember, these are not necessarily private credentials. However, let’s consider them as such.</text:p>
        </text:list-item>
        <text:list-item>
          <text:p text:style-name="P106">Initiate the Spot-On kernel process.</text:p>
        </text:list-item>
        <text:list-item>
          <text:p text:style-name="P106">Connect your application to the previously-defined listener.</text:p>
        </text:list-item>
      </text:list>
      <text:p text:style-name="P25">Do remember that if Spot-On is on a public network, data will arrive through the public interface<text:span text:style-name="T131">(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2">A similar approach may be used to define private-application neighbors.</text:span></text:p>
      <text:p text:style-name="P43">Some other interestin<text:span text:style-name="T132">g conclusions follow</text:span>.</text:p>
      <text:p text:style-name="P44">Adaptive echoes are not supported on private-application interfaces.</text:p>
      <text:p text:style-name="P43">Applications may not be able to support Spot-On accounts. Therefore, Spot-On accounts are not observed for <text:span text:style-name="T131">private-application</text:span> listeners.</text:p>
      <text:p text:style-name="P43">Echo modes <text:span text:style-name="T130">and lane widths </text:span>are <text:span text:style-name="T140">regarded</text:span>.</text:p>
      <text:p text:style-name="P43">If congestion control becomes an issue, you may wish to prolong the congestion timer.</text:p>
      <text:p text:style-name="P45">Spot-On guarantee<text:span text:style-name="T140">s</text:span> ordered <text:span text:style-name="T133">data </text:span>delivery.</text:p>
      <text:p text:style-name="P46">Strange behavior may occur if multiple applications <text:span text:style-name="T144">share </text:span>a <text:span text:style-name="T193">common</text:span> channel.</text:p>
      <text:p text:style-name="P46"/>
      <text:h text:style-name="P145" text:outline-level="1"><text:bookmark-start text:name="__RefHeading___Toc1246_1817743241"/>McEliece<text:bookmark-end text:name="__RefHeading___Toc1246_1817743241"/></text:h>
      <text:p text:style-name="P47">Spot-On integrates a<text:span text:style-name="T123">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8">Some general information. Spot-On supports m value 11 and t value<text:span text:style-name="T134"> </text:span>51. <text:span text:style-name="T134">For m = 11 and t = 51</text:span>, k = 1487 and n = 2048. As a result, the message expansion factor is approximately 1.4. <text:span text:style-name="T206">Parameters m = 12 and t = 68 are also provided.</text:span></text:p>
      <text:p text:style-name="P58">A private keys consists of <text:span text:style-name="T122">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7"><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text:span><text:span text:style-name="T121">256</text:span><text:span text:style-name="T104">. </text:span><text:span text:style-name="T105">The generated </text:span><text:span text:style-name="T121">32</text:span><text:span text:style-name="T105">-byte salts are transferred as clear text. </text:span><text:span text:style-name="T113">Computation errors abort the processes.</text:span></text:p>
      <text:p text:style-name="P66"><text:span text:style-name="T105">D</text:span><text:span text:style-name="T94">ecryption</text:span></text:p>
      <text:list xml:id="list1142375467" text:style-name="L9">
        <text:list-item>
          <text:p text:style-name="P107"><text:span text:style-name="T94">Decrypt, via McEliece, c</text:span><text:span text:style-name="T1">1</text:span><text:span text:style-name="T94"> </text:span><text:span text:style-name="T106">to obtain the original message m.</text:span></text:p>
        </text:list-item>
        <text:list-item>
          <text:p text:style-name="P107"><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8">Compute the <text:span text:style-name="T205">SHA</text:span>-<text:span text:style-name="T205">256</text:span> digest of <text:span text:style-name="T158">e</text:span>.</text:p>
        </text:list-item>
        <text:list-item>
          <text:p text:style-name="P116"><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text:span><text:span text:style-name="T121">32</text:span><text:span text:style-name="T94">-byte salt, s</text:span><text:span text:style-name="T1">2</text:span><text:span text:style-name="T94">, is provided to PBKDF2.</text:span></text:p>
        </text:list-item>
        <text:list-item>
          <text:p text:style-name="P117"><text:span text:style-name="T94">Compute mcar = c</text:span><text:span text:style-name="T1">2</text:span><text:span text:style-name="T94"> xor </text:span><text:span text:style-name="T111">k</text:span><text:span text:style-name="T6">2</text:span><text:span text:style-name="T94">.</text:span></text:p>
        </text:list-item>
        <text:list-item>
          <text:p text:style-name="P109">Compute the SHA-<text:span text:style-name="T205">256</text:span> digest of e || mcar.</text:p>
        </text:list-item>
        <text:list-item>
          <text:p text:style-name="P118"><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text:span><text:span text:style-name="T121">32</text:span><text:span text:style-name="T94">-byte salt, s</text:span><text:span text:style-name="T1">1</text:span><text:span text:style-name="T94">, is provided to PBKDF2.</text:span></text:p>
        </text:list-item>
        <text:list-item>
          <text:p text:style-name="P119"><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1">Encryption</text:p>
      <text:list xml:id="list3671111225" text:style-name="L10">
        <text:list-item>
          <text:p text:style-name="P110">Generate a random vector e of length n. <text:span text:style-name="T166">The vector e will contain t randomly-dispersed ones</text:span>.</text:p>
        </text:list-item>
        <text:list-item>
          <text:p text:style-name="P111">Compute the SHA-<text:span text:style-name="T205">256</text:span> digest of e || m, where m is the <text:span text:style-name="T159">original</text:span> message.</text:p>
        </text:list-item>
        <text:list-item>
          <text:p text:style-name="P111">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32-byte weakly-derived salt, s</text:span><text:span text:style-name="T4">1</text:span><text:span text:style-name="T154">, is provided to PBKDF2.</text:span></text:p>
        </text:list-item>
        <text:list-item>
          <text:p text:style-name="P112"><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111">Compute the SHA-<text:span text:style-name="T205">256</text:span> digest of e.</text:p>
        </text:list-item>
        <text:list-item>
          <text:p text:style-name="P111">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32-byte weakly-derived salt, s</text:span><text:span text:style-name="T4">2</text:span><text:span text:style-name="T154">, is provided to PBKDF2.</text:span></text:p>
        </text:list-item>
        <text:list-item>
          <text:p text:style-name="P113">Compute c<text:span text:style-name="T1">2</text:span> = <text:span text:style-name="T163">k</text:span><text:span text:style-name="T10">2</text:span> <text:span text:style-name="T154">xor</text:span> m.</text:p>
        </text:list-item>
        <text:list-item>
          <text:p text:style-name="P111">Transfer c<text:span text:style-name="T1">1</text:span>, c<text:span text:style-name="T1">2</text:span>, s<text:span text:style-name="T1">1</text:span>, and s<text:span text:style-name="T1">2</text:span>.</text:p>
        </text:list-item>
      </text:list>
      <text:p text:style-name="P62"><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5">Decryption</text:p>
      <text:list xml:id="list3642675487" text:style-name="L11">
        <text:list-item>
          <text:p text:style-name="P99"><text:span text:style-name="T110">Decrypt, via McEliece, c</text:span><text:span text:style-name="T11">1</text:span><text:span text:style-name="T110"> </text:span><text:span text:style-name="T106">to obtain the original message m.</text:span></text:p>
        </text:list-item>
        <text:list-item>
          <text:p text:style-name="P99"><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99"><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99"><text:span text:style-name="T117">Compute mcar = c</text:span><text:span text:style-name="T12">2</text:span><text:span text:style-name="T117"> xor </text:span><text:span text:style-name="T111">k</text:span><text:span text:style-name="T6">2</text:span><text:span text:style-name="T117">.</text:span></text:p>
        </text:list-item>
        <text:list-item>
          <text:p text:style-name="P99"><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99"><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4">Encryption</text:p>
      <text:list xml:id="list2771956399" text:style-name="L12">
        <text:list-item>
          <text:p text:style-name="P115">Generate a random vector e of length n. The vector e will contain t randomly-dispersed ones.</text:p>
        </text:list-item>
        <text:list-item>
          <text:p text:style-name="P114">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14">Compute c<text:span text:style-name="T1">1</text:span> = <text:span text:style-name="T161">k</text:span><text:span text:style-name="T8">1</text:span> <text:span text:style-name="T155">*</text:span><text:span text:style-name="T157"> </text:span><text:span text:style-name="T156">Ĝ</text:span> + e.</text:p>
        </text:list-item>
        <text:list-item>
          <text:p text:style-name="P114">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14">Compute c<text:span text:style-name="T1">2</text:span> = <text:span text:style-name="T163">k</text:span><text:span text:style-name="T10">2</text:span> <text:span text:style-name="T154">xor</text:span> m.</text:p>
        </text:list-item>
        <text:list-item>
          <text:p text:style-name="P114">Transfer c<text:span text:style-name="T1">1</text:span> <text:span text:style-name="T170">and </text:span>c<text:span text:style-name="T1">2</text:span>.</text:p>
        </text:list-item>
      </text:list>
      <text:p text:style-name="P63"/>
      <text:h text:style-name="P147" text:outline-level="1"><text:bookmark-start text:name="__RefHeading___Toc2111_2506952086"/>Multicasting<text:bookmark-end text:name="__RefHeading___Toc2111_2506952086"/></text:h>
      <text:p text:style-name="Text_20_body"><text:bookmark-start text:name="__RefHeading___Toc2113_2506952086"/><text:span text:style-name="T213">UDP multicasting is available via neighbors. UDP multicast listeners are not necessary. Sample UDP multicast address: 239.255.43.21.</text:span><text:bookmark-end text:name="__RefHeading___Toc2113_2506952086"/></text:p>
      <text:h text:style-name="P120" text:outline-level="1"/>
      <text:h text:style-name="P145" text:outline-level="1"><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145" text:outline-level="1"><text:bookmark-start text:name="__RefHeading___Toc1195_307987230"/>Non-Volatile Congestion Control <text:span text:style-name="T91">Memory</text:span><text:bookmark-end text:name="__RefHeading___Toc1195_307987230"/></text:h>
      <text:p text:style-name="P22">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45" text:outline-level="1"><text:bookmark-start text:name="__RefHeading___Toc1209_1984784944"/>NTL<text:bookmark-end text:name="__RefHeading___Toc1209_1984784944"/></text:h>
      <text:p text:style-name="P23">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8">If Spot-On is prepared via spot-on.qt5.pro, </text:span>a <text:span text:style-name="T124">shared</text:span> form of the library <text:span text:style-name="T198">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3"/>
      <text:h text:style-name="P145" text:outline-level="1"><text:bookmark-start text:name="__RefHeading___Toc1036_18893826"/>Pass-through <text:span text:style-name="T64">Devices</text:span><text:bookmark-end text:name="__RefHeading___Toc1036_18893826"/></text:h>
      <text:p text:style-name="P49">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9"/>
      <text:h text:style-name="P145"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3"/>
      <text:h text:style-name="P148" text:outline-level="1"><text:bookmark-start text:name="__RefHeading___Toc2127_2097532776"/>Problems<text:bookmark-end text:name="__RefHeading___Toc2127_2097532776"/></text:h>
      <text:p text:style-name="P83">This section details some of the encountered problems that Spot-On exhibits.</text:p>
      <text:list xml:id="list2886423355" text:style-name="L13">
        <text:list-item>
          <text:p text:style-name="P121">Account credentials are stored using reversible encryption.</text:p>
        </text:list-item>
        <text:list-item>
          <text:p text:style-name="P122">An abrupt disconnect from the URLs database is not acknowledged by a Spot-On user interface process.</text:p>
        </text:list-item>
        <text:list-item>
          <text:p text:style-name="P123">Automatic computation<text:span text:style-name="T203">s</text:span> of StarBeam file digests may result in incorrect values.</text:p>
        </text:list-item>
        <text:list-item>
          <text:p text:style-name="P124">Surreptitious forwarding and e-mail messages.</text:p>
        </text:list-item>
        <text:list-item>
          <text:p text:style-name="P125">The Spot-On user interface may terminate abnormally during a query of the PostgreSQL URLs database. Although the function PQinitOpenSSL(0, 0) is referenced, the process may nonetheless terminate. OpenSSL 1.0.x. <text:span text:style-name="T202">The kernel process may suffer a similar problem.</text:span></text:p>
        </text:list-item>
        <text:list-item>
          <text:p text:style-name="P126">The URL data stored in shared.db does not include digests. Uniqueness is not properly defined in the urls database table.</text:p>
        </text:list-item>
      </text:list>
      <text:p text:style-name="P83"/>
      <text:h text:style-name="P145"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45" text:outline-level="1"><text:bookmark-start text:name="__RefHeading___Toc1516_1997043320"/>Public Key Sharing<text:bookmark-end text:name="__RefHeading___Toc1516_1997043320"/></text:h>
      <text:p text:style-name="P55">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6">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7">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4"/>
      <text:h text:style-name="P145" text:outline-level="1"><text:bookmark-start text:name="__RefHeading___Toc1373_1503577792"/>Secure Memory<text:bookmark-end text:name="__RefHeading___Toc1373_1503577792"/></text:h>
      <text:p text:style-name="P69">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e permanence of locked memory. Also, logical regions exist where private data are placed into QByteArray objects.</text:span></text:p>
      <text:p text:style-name="P69"/>
      <text:h text:style-name="P145"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45"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2088666682" text:style-name="L14">
        <text:list-item>
          <text:p text:style-name="P143">Alice: </text:p>
          <text:list>
            <text:list-item>
              <text:p text:style-name="P143">Picks random exponents a<text:span text:style-name="T15">2</text:span> and a<text:span text:style-name="T15">3</text:span> </text:p>
            </text:list-item>
            <text:list-item>
              <text:p text:style-name="P143">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43">Bob: </text:p>
          <text:list>
            <text:list-item>
              <text:p text:style-name="P143">Picks random exponents b<text:span text:style-name="T15">2</text:span> and b<text:span text:style-name="T15">3</text:span> </text:p>
            </text:list-item>
            <text:list-item>
              <text:p text:style-name="P143">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43">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43">Picks random exponent r </text:p>
            </text:list-item>
            <text:list-item>
              <text:p text:style-name="P143">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43">Sends Alice g<text:span text:style-name="T15">2b</text:span>, g<text:span text:style-name="T15">3b</text:span>, P<text:span text:style-name="T15">b</text:span> and Q<text:span text:style-name="T15">b</text:span> </text:p>
            </text:list-item>
          </text:list>
        </text:list-item>
        <text:list-item>
          <text:p text:style-name="P143">Alice: </text:p>
          <text:list>
            <text:list-item>
              <text:p text:style-name="P143">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43">Picks random exponent s </text:p>
            </text:list-item>
            <text:list-item>
              <text:p text:style-name="P143">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43">Computes R<text:span text:style-name="T15">a</text:span> = (Q<text:span text:style-name="T15">a</text:span> / Q<text:span text:style-name="T15">b</text:span>) <text:span text:style-name="T16">a</text:span><text:span text:style-name="T15">3</text:span> </text:p>
            </text:list-item>
            <text:list-item>
              <text:p text:style-name="P143">Sends Bob P<text:span text:style-name="T15">a</text:span>, Q<text:span text:style-name="T15">a</text:span> and R<text:span text:style-name="T15">a</text:span> </text:p>
            </text:list-item>
          </text:list>
        </text:list-item>
        <text:list-item>
          <text:p text:style-name="P143">Bob: </text:p>
          <text:list>
            <text:list-item>
              <text:p text:style-name="P143">Computes R<text:span text:style-name="T15">b</text:span> = (Q<text:span text:style-name="T15">a</text:span> / Q<text:span text:style-name="T15">b</text:span>) <text:span text:style-name="T16">b</text:span><text:span text:style-name="T15">3</text:span> </text:p>
            </text:list-item>
            <text:list-item>
              <text:p text:style-name="P143">Computes R<text:span text:style-name="T15">ab</text:span> = R<text:span text:style-name="T15">a</text:span><text:span text:style-name="T16">b</text:span><text:span text:style-name="T15">3</text:span> </text:p>
            </text:list-item>
            <text:list-item>
              <text:p text:style-name="P143">Checks whether R<text:span text:style-name="T15">ab</text:span> == (P<text:span text:style-name="T15">a</text:span> / P<text:span text:style-name="T15">b</text:span>) </text:p>
            </text:list-item>
            <text:list-item>
              <text:p text:style-name="P143">Sends Alice R<text:span text:style-name="T15">b</text:span> </text:p>
            </text:list-item>
          </text:list>
        </text:list-item>
        <text:list-item>
          <text:p text:style-name="P143">Alice: </text:p>
          <text:list>
            <text:list-item>
              <text:p text:style-name="P143">Computes R<text:span text:style-name="T15">ab</text:span> = R<text:span text:style-name="T15">b</text:span><text:span text:style-name="T16">a</text:span><text:span text:style-name="T15">3</text:span> </text:p>
            </text:list-item>
            <text:list-item>
              <text:p text:style-name="P143">Checks whether R<text:span text:style-name="T15">ab</text:span> == (P<text:span text:style-name="T15">a</text:span> / P<text:span text:style-name="T15">b</text:span>) </text:p>
            </text:list-item>
          </text:list>
        </text:list-item>
        <text:list-item>
          <text:p text:style-name="P127">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5" text:outline-level="1"><text:bookmark-start text:name="__RefHeading___Toc1097_1460767439"/>Sources of Entropy<text:bookmark-end text:name="__RefHeading___Toc1097_1460767439"/></text:h>
      <text:p text:style-name="P68">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8"/>
      <text:h text:style-name="P145" text:outline-level="1"><text:bookmark-start text:name="__RefHeading___Toc2002_1921997545"/>Surreptitious Forwarding<text:bookmark-end text:name="__RefHeading___Toc2002_1921997545"/></text:h>
      <text:p text:style-name="P81"><text:span text:style-name="T200">The Spot-On e-mail</text:span> methods of Spot-On are vulnerable to surreptitious forwarding. <text:span text:style-name="T199">The errors will be addressed as resources permit. All other message types which may regard digital signatures include both the recipient’s and sender’s identities in the data that’s provided to digital-signature algorithms.</text:span></text:p>
      <text:p text:style-name="P82">By including a recipient's identity alongside a sender's identity in a digital signature, surreptitious forwarding is discouraged. A digital signature is created from <text:span text:style-name="T201">the concatenated data of message-specific data, symmetric-key data, the recipient’s identity, and the sender’s identity.</text:span></text:p>
      <text:p text:style-name="P80"/>
      <text:h text:style-name="P145"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3168093275" text:style-name="L15">
        <text:list-item>
          <text:p text:style-name="P100">A peer generates 128-bit AES and 256-bit SHA-512 keys via the system's cryptographic random number generator.</text:p>
        </text:list-item>
        <text:list-item>
          <text:p text:style-name="P100">Using the destination's public key, the peer encapsulates the two keys via the hybrid cryptographic system.</text:p>
        </text:list-item>
        <text:list-item>
          <text:p text:style-name="P100">The destination peer receives the data, records it, and generates separate keys as in step 1.</text:p>
        </text:list-item>
        <text:list-item>
          <text:p text:style-name="P10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5" text:outline-level="1"><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3313653951" text:style-name="L16">
        <text:list-item>
          <text:p text:style-name="P128">The encryption or signature public key is gathered <text:span text:style-name="T57">and stored in </text:span><text:span text:style-name="T39">data_t</text:span><text:span text:style-name="T47">.</text:span></text:p>
        </text:list-item>
        <text:list-item>
          <text:p text:style-name="P129">The SHA-512 digest of the <text:span text:style-name="T58">public </text:span>key is computed <text:span text:style-name="T36">and stored in </text:span><text:span text:style-name="T38">hash</text:span><text:span text:style-name="T46">.</text:span></text:p>
        </text:list-item>
        <text:list-item>
          <text:p text:style-name="P130">For DSA, Elliptic Curve DSA, and ElGamal public keys:</text:p>
          <text:list>
            <text:list-item>
              <text:p text:style-name="P130">gcry_sexp_build(&amp;data_t, 0,</text:p>
              <text:p text:style-name="P130">"(data (flags raw)(value %m))",</text:p>
              <text:p text:style-name="P130">hash_t) is computed.</text:p>
            </text:list-item>
          </text:list>
        </text:list-item>
        <text:list-item>
          <text:p text:style-name="P132">For Edward Curve DSA public keys:</text:p>
          <text:list>
            <text:list-item>
              <text:p text:style-name="P132">gcry_sexp_build(&amp;data_t, 0,</text:p>
              <text:p text:style-name="P132">"(data (flags eddsa)(hash-algo sha512)"</text:p>
              <text:p text:style-name="P132">"(value %b))",</text:p>
              <text:p text:style-name="P132">hash.length(),</text:p>
              <text:p text:style-name="P132">hash.constData()) is computed.</text:p>
            </text:list-item>
          </text:list>
        </text:list-item>
        <text:list-item>
          <text:p text:style-name="P132">For RSA public keys:</text:p>
          <text:list>
            <text:list-item>
              <text:p text:style-name="P132">gcry_sexp_build(&amp;data_t, 0,</text:p>
              <text:p text:style-name="P132">"(data (flags pss)(hash sha512 %b)"</text:p>
              <text:p text:style-name="P132">"(random-override %b))",</text:p>
              <text:p text:style-name="P132">hash.length(),</text:p>
              <text:p text:style-name="P132">hash.constData(),</text:p>
              <text:p text:style-name="P132">random.length(),</text:p>
              <text:p text:style-name="P132">random.constData()) is computed, <text:span text:style-name="T56">where the </text:span>variable <text:span text:style-name="T37">random</text:span><text:span text:style-name="T45"> contains 20 bytes of random data.</text:span></text:p>
            </text:list-item>
          </text:list>
        </text:list-item>
        <text:list-item>
          <text:p text:style-name="P134"><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7">Signatures are verified as follows:</text:p>
      <text:list xml:id="list869745135" text:style-name="L17">
        <text:list-item>
          <text:p text:style-name="P135"><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31">For DSA, Elliptic Curve DSA, and ElGamal public keys:</text:p>
          <text:list>
            <text:list-item>
              <text:p text:style-name="P131">gcry_sexp_build(&amp;data_t, 0,</text:p>
              <text:p text:style-name="P131">"(data (flags raw)(value %m))",</text:p>
              <text:p text:style-name="P133"><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33">For Edward Curve DSA public keys:</text:p>
          <text:list>
            <text:list-item>
              <text:p text:style-name="P133">gcry_sexp_build(&amp;data_t, 0,</text:p>
              <text:p text:style-name="P133">"(data (flags eddsa)(hash-algo sha512)"</text:p>
              <text:p text:style-name="P133">"(value %b))",</text:p>
              <text:p text:style-name="P133">hash.length(),</text:p>
              <text:p text:style-name="P133">hash.constData()) is computed.</text:p>
            </text:list-item>
          </text:list>
        </text:list-item>
        <text:list-item>
          <text:p text:style-name="P133">For RSA public keys:</text:p>
          <text:list>
            <text:list-item>
              <text:p text:style-name="P133">gcry_sexp_build(&amp;data_t, 0,</text:p>
              <text:p text:style-name="P133">"(data (flags pss)(hash sha512 %b)"</text:p>
              <text:p text:style-name="P133">"(random-override %b))",</text:p>
              <text:p text:style-name="P133">hash.length(),</text:p>
              <text:p text:style-name="P133">hash.constData(),</text:p>
              <text:p text:style-name="P133">random.length(),</text:p>
              <text:p text:style-name="P133"><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36"><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0"/>
      <text:h text:style-name="P145" text:outline-level="1"><text:bookmark-start text:name="__RefHeading___Toc839_866388615"/><text:span text:style-name="T34">Wide</text:span> Lanes<text:bookmark-end text:name="__RefHeading___Toc839_866388615"/></text:h>
      <text:p text:style-name="P40">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45" text:outline-level="1"><text:bookmark-start text:name="__RefHeading___Toc748_390620771"/>References<text:bookmark-end text:name="__RefHeading___Toc748_390620771"/></text:h>
      <text:p text:style-name="P142"><text:a xlink:type="simple" xlink:href="http://world.std.com/~dtd/sign_encrypt/sign_encrypt7.html" text:style-name="Internet_20_link" text:visited-style-name="Visited_20_Internet_20_Link">http://world.std.com/~dtd/sign_encrypt/sign_encrypt7.html</text:a></text:p>
      <text:p text:style-name="P14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2"><text:a xlink:type="simple" xlink:href="https://en.wikipedia.org/wiki/Stream_Control_Transmission_Protocol" text:style-name="Internet_20_link" text:visited-style-name="Visited_20_Internet_20_Link">https://en.wikipedia.org/wiki/Stream_Control_Transmission_Protocol</text:a></text:p>
      <text:p text:style-name="P73"><text:a xlink:type="simple" xlink:href="https://en.wikipedia.org/wiki/Time-based_One-time_Password_Algorithm" text:style-name="Internet_20_link" text:visited-style-name="Visited_20_Internet_20_Link">https://en.wikipedia.org/wiki/Time-based_One-time_Password_Algorithm</text:a></text:p>
      <text:p text:style-name="P6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9"><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24T17:08:19.156986433</dc:date>
    <meta:editing-duration>P2DT10H32M43S</meta:editing-duration>
    <meta:editing-cycles>652</meta:editing-cycles>
    <meta:generator>LibreOffice/6.1.5.2$Linux_X86_64 LibreOffice_project/10$Build-2</meta:generator>
    <meta:document-statistic meta:table-count="1" meta:image-count="0" meta:object-count="0" meta:page-count="46" meta:paragraph-count="359" meta:word-count="5701" meta:character-count="39360" meta:non-whitespace-character-count="34094"/>
  </office:meta>
</office:document-meta>
</file>